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OriginatingFileProvider.findFile( final FileName name , final FileSystemOptions fileSystem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bstractOriginatingFileProvider.AbstractOriginatingFileProvi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OriginatingFileProvider.findFile( final FileObject baseFile , final String uri , final FileSystemOptions fileSystemOption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